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Klasse">
      <style:graphic-properties draw:textarea-vertical-align="middle" draw:auto-grow-height="false"/>
    </style:style>
    <style:style style:name="gr2" style:family="graphic" style:parent-style-name="Attribut">
      <style:graphic-properties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1" draw:id="id1" draw:layer="layout" svg:width="6cm" svg:height="1cm" svg:x="2cm" svg:y="2cm">
          <text:p text:style-name="P1">Simulation Docu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2cm" svg:y="3cm">
          <text:p text:style-name="P1">Typ: (Flow | XY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cm" svg:height="1cm" svg:x="2cm" svg:y="6cm">
          <text:p text:style-name="P1">Flow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2cm" svg:y="7cm">
          <text:p text:style-name="P1">Aktuelles 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1cm" svg:x="11cm" svg:y="6cm">
          <text:p text:style-name="P1">XYMod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cm" svg:y1="2.5cm" svg:x2="11cm" svg:y2="6.5cm" draw:start-shape="id1" draw:end-shape="id2" draw:end-glue-point="3" svg:d="m8000 2500c2250 0 750 4000 3000 4000">
          <text:p text:style-name="P1">0 .. 1</text:p>
        </draw:connector>
        <draw:custom-shape draw:style-name="gr1" draw:text-style-name="P1" xml:id="id3" draw:id="id3" draw:layer="layout" svg:width="6cm" svg:height="1cm" svg:x="11cm" svg:y="8cm">
          <text:p text:style-name="P1">Dich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1cm" svg:y="9cm">
          <text:p text:style-name="P1">Form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cm" svg:y1="8.5cm" svg:x2="11cm" svg:y2="6.5cm" draw:start-shape="id3" draw:start-glue-point="3" draw:end-shape="id2" draw:end-glue-point="3" svg:d="m11000 8500c-751 0-751-2000 0-2000">
          <text:p text:style-name="P1">n</text:p>
        </draw:connector>
        <draw:connector draw:style-name="gr3" draw:text-style-name="P1" draw:layer="layout" draw:type="curve" svg:x1="2cm" svg:y1="2.5cm" svg:x2="2cm" svg:y2="6.5cm" draw:start-shape="id1" draw:start-glue-point="3" draw:end-shape="id4" draw:end-glue-point="3" svg:d="m2000 2500c-751 0-751 4000 0 4000">
          <text:p text:style-name="P1"><text:s text:c="3"/>0.. 1</text:p>
        </draw:connector>
        <draw:custom-shape draw:style-name="gr1" draw:text-style-name="P1" xml:id="id5" draw:id="id5" draw:layer="layout" svg:width="6cm" svg:height="1cm" svg:x="1.9cm" svg:y="9cm">
          <text:p text:style-name="P1">XYEl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.9cm" svg:y="10cm">
          <text:p text:style-name="P1">X, 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1cm" svg:y1="6.5cm" svg:x2="7.9cm" svg:y2="9.5cm" draw:start-shape="id2" draw:start-glue-point="3" draw:end-shape="id5" svg:d="m11000 6500c-2325 0-775 3000-3100 3000">
          <text:p/>
        </draw:connector>
        <draw:custom-shape draw:style-name="gr2" draw:text-style-name="P1" draw:layer="layout" svg:width="6cm" svg:height="1cm" svg:x="1.9cm" svg:y="11cm">
          <text:p text:style-name="P1">Formel, xPunkt, …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9cm" svg:y1="9.5cm" svg:x2="8cm" svg:y2="6.5cm" draw:start-shape="id5" draw:start-glue-point="1" draw:end-shape="id4" draw:end-glue-point="1" svg:d="m7900 9500c901 0 851-3000 100-3000">
          <text:p/>
        </draw:connector>
        <draw:frame draw:style-name="gr5" draw:layer="layout" svg:width="0.7cm" svg:height="0.95cm" svg:x="9.2cm" svg:y="7.8cm">
          <draw:text-box>
            <text:p>n</text:p>
          </draw:text-box>
        </draw:frame>
        <draw:frame draw:style-name="gr6" draw:layer="layout" svg:width="0.5cm" svg:height="0.85cm" svg:x="8.4cm" svg:y="7.5cm">
          <draw:text-box>
            <text:p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6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asse" style:family="graphic" style:parent-style-name="standard">
      <style:graphic-properties draw:fill="solid" draw:fill-color="#cccccc" draw:fill-image-width="0cm" draw:fill-image-height="0cm"/>
      <style:text-properties fo:font-weight="bold"/>
    </style:style>
    <style:style style:name="Attribut" style:family="graphic" style:parent-style-name="standard">
      <style:graphic-properties draw:fill-color="#e6e6e6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2-24T10:01:25</meta:creation-date>
    <dc:date>2012-02-24T10:24:08</dc:date>
    <dc:creator>Andreas Butti</dc:creator>
    <meta:editing-duration>PT7M11S</meta:editing-duration>
    <meta:editing-cycles>1</meta:editing-cycles>
    <meta:document-statistic meta:object-count="17"/>
    <meta:generator>LibreOffice/3.4$Unix LibreOffice_project/340m1$Build-402</meta:generator>
  </office:meta>
</office:document-meta>
</file>